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cm" fo:margin-top="0.199cm" fo:margin-bottom="0.199cm" table:align="margins" style:writing-mode="lr-tb"/>
    </style:style>
    <style:style style:name="Tabla1.A" style:family="table-column">
      <style:table-column-properties style:column-width="4.101cm" style:rel-column-width="32768*"/>
    </style:style>
    <style:style style:name="Tabla1.B" style:family="table-column">
      <style:table-column-properties style:column-width="4.099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577ec" officeooo:paragraph-rsid="001577ec"/>
    </style:style>
    <style:style style:name="P9" style:family="paragraph" style:parent-style-name="Título_20_Ejercicio">
      <style:text-properties officeooo:rsid="001577ec" officeooo:paragraph-rsid="001577ec"/>
    </style:style>
    <style:style style:name="P10" style:family="paragraph" style:parent-style-name="Source_20_Code">
      <style:text-properties officeooo:rsid="001719a3" officeooo:paragraph-rsid="001719a3"/>
    </style:style>
    <style:style style:name="P11" style:family="paragraph" style:parent-style-name="Text_20_body">
      <style:text-properties officeooo:rsid="001719a3" officeooo:paragraph-rsid="001719a3"/>
    </style:style>
    <style:style style:name="P12" style:family="paragraph" style:parent-style-name="Título_20_Ejercicio">
      <style:text-properties officeooo:rsid="001719a3" officeooo:paragraph-rsid="001719a3"/>
    </style:style>
    <style:style style:name="P13" style:family="paragraph" style:parent-style-name="Source_20_Code">
      <style:text-properties officeooo:rsid="001719a3" officeooo:paragraph-rsid="001b7a77"/>
    </style:style>
    <style:style style:name="P14" style:family="paragraph" style:parent-style-name="Source_20_Code">
      <style:text-properties officeooo:paragraph-rsid="001719a3"/>
    </style:style>
    <style:style style:name="P15" style:family="paragraph" style:parent-style-name="Source_20_Code_20_Header">
      <style:text-properties officeooo:paragraph-rsid="001719a3"/>
    </style:style>
    <style:style style:name="P16" style:family="paragraph" style:parent-style-name="Source_20_Code">
      <style:text-properties officeooo:rsid="0017f8b0" officeooo:paragraph-rsid="0017f8b0"/>
    </style:style>
    <style:style style:name="P17" style:family="paragraph" style:parent-style-name="Text_20_body">
      <style:text-properties officeooo:rsid="0017f8b0" officeooo:paragraph-rsid="0017f8b0"/>
    </style:style>
    <style:style style:name="P18" style:family="paragraph" style:parent-style-name="Source_20_Code">
      <style:text-properties officeooo:rsid="0017f8b0" officeooo:paragraph-rsid="0018751b"/>
    </style:style>
    <style:style style:name="P19" style:family="paragraph" style:parent-style-name="Source_20_Code">
      <style:text-properties officeooo:rsid="0017f8b0" officeooo:paragraph-rsid="001b7a77"/>
    </style:style>
    <style:style style:name="P20" style:family="paragraph" style:parent-style-name="Text_20_body">
      <style:paragraph-properties fo:text-align="center" style:justify-single-word="false"/>
      <style:text-properties officeooo:rsid="0017f8b0" officeooo:paragraph-rsid="0017f8b0"/>
    </style:style>
    <style:style style:name="P21" style:family="paragraph" style:parent-style-name="Source_20_Code">
      <style:text-properties officeooo:rsid="001b7a77" officeooo:paragraph-rsid="001b7a77"/>
    </style:style>
    <style:style style:name="P22" style:family="paragraph" style:parent-style-name="Text_20_body">
      <style:text-properties officeooo:rsid="001b7a77" officeooo:paragraph-rsid="001b7a77"/>
    </style:style>
    <style:style style:name="P23" style:family="paragraph" style:parent-style-name="Título_20_Ejercicio">
      <style:text-properties officeooo:rsid="001b7a77" officeooo:paragraph-rsid="001b7a77"/>
    </style:style>
    <style:style style:name="P24" style:family="paragraph" style:parent-style-name="Source_20_Code">
      <style:text-properties officeooo:rsid="001c9dad" officeooo:paragraph-rsid="001c9dad"/>
    </style:style>
    <style:style style:name="P25" style:family="paragraph" style:parent-style-name="Text_20_body">
      <style:text-properties officeooo:rsid="001c9dad" officeooo:paragraph-rsid="001c9dad"/>
    </style:style>
    <style:style style:name="P26" style:family="paragraph" style:parent-style-name="Source_20_Code">
      <style:text-properties officeooo:rsid="001c9dad" officeooo:paragraph-rsid="0007475c"/>
    </style:style>
    <style:style style:name="P27" style:family="paragraph" style:parent-style-name="Source_20_Code">
      <style:text-properties officeooo:paragraph-rsid="001c9dad"/>
    </style:style>
    <style:style style:name="P28" style:family="paragraph" style:parent-style-name="Source_20_Code_20_Header">
      <style:text-properties officeooo:paragraph-rsid="001c9dad"/>
    </style:style>
    <style:style style:name="P29" style:family="paragraph" style:parent-style-name="Text_20_body">
      <style:text-properties officeooo:paragraph-rsid="001c9dad"/>
    </style:style>
    <style:style style:name="P30" style:family="paragraph" style:parent-style-name="Source_20_Code">
      <style:text-properties officeooo:rsid="001edc1f" officeooo:paragraph-rsid="001edc1f"/>
    </style:style>
    <style:style style:name="P31" style:family="paragraph" style:parent-style-name="Text_20_body">
      <style:text-properties officeooo:rsid="001edc1f" officeooo:paragraph-rsid="001edc1f"/>
    </style:style>
    <style:style style:name="P32" style:family="paragraph" style:parent-style-name="Source_20_Code">
      <style:text-properties officeooo:rsid="001ff324" officeooo:paragraph-rsid="001ff324"/>
    </style:style>
    <style:style style:name="P33" style:family="paragraph" style:parent-style-name="Text_20_body">
      <style:text-properties officeooo:rsid="001ff324" officeooo:paragraph-rsid="001ff324"/>
    </style:style>
    <style:style style:name="P34" style:family="paragraph" style:parent-style-name="Título_20_Ejercicio">
      <style:text-properties officeooo:rsid="001ff324" officeooo:paragraph-rsid="001ff324"/>
    </style:style>
    <style:style style:name="P35" style:family="paragraph" style:parent-style-name="Source_20_Code">
      <style:text-properties officeooo:rsid="0020455b" officeooo:paragraph-rsid="0020455b"/>
    </style:style>
    <style:style style:name="P36" style:family="paragraph" style:parent-style-name="Source_20_Code">
      <style:text-properties officeooo:rsid="0020d97a" officeooo:paragraph-rsid="0020d97a"/>
    </style:style>
    <style:style style:name="P37" style:family="paragraph" style:parent-style-name="Text_20_body">
      <style:text-properties officeooo:rsid="0020d97a" officeooo:paragraph-rsid="0020d97a"/>
    </style:style>
    <style:style style:name="P38" style:family="paragraph" style:parent-style-name="Source_20_Code">
      <style:text-properties officeooo:rsid="00221c5b" officeooo:paragraph-rsid="00221c5b"/>
    </style:style>
    <style:style style:name="P39" style:family="paragraph" style:parent-style-name="Text_20_body">
      <style:text-properties officeooo:rsid="00221c5b" officeooo:paragraph-rsid="00221c5b"/>
    </style:style>
    <style:style style:name="P40" style:family="paragraph" style:parent-style-name="Source_20_Code_20_Header">
      <style:text-properties officeooo:paragraph-rsid="0007475c"/>
    </style:style>
    <style:style style:name="P41" style:family="paragraph" style:parent-style-name="Source_20_Code_20_Header">
      <style:text-properties officeooo:paragraph-rsid="0017f8b0"/>
    </style:style>
    <style:style style:name="P42" style:family="paragraph" style:parent-style-name="Source_20_Code_20_Header">
      <style:text-properties officeooo:paragraph-rsid="0018751b"/>
    </style:style>
    <style:style style:name="P43" style:family="paragraph" style:parent-style-name="Source_20_Code_20_Header">
      <style:text-properties officeooo:paragraph-rsid="001b7a77"/>
    </style:style>
    <style:style style:name="P44" style:family="paragraph" style:parent-style-name="Text_20_body">
      <style:text-properties officeooo:paragraph-rsid="001b7a77"/>
    </style:style>
    <style:style style:name="P45" style:family="paragraph" style:parent-style-name="Source_20_Code_20_Header">
      <style:text-properties officeooo:paragraph-rsid="001edc1f"/>
    </style:style>
    <style:style style:name="P46" style:family="paragraph" style:parent-style-name="Source_20_Code_20_Header">
      <style:text-properties officeooo:paragraph-rsid="001ff324"/>
    </style:style>
    <style:style style:name="P47" style:family="paragraph" style:parent-style-name="Text_20_body">
      <style:text-properties officeooo:paragraph-rsid="0020455b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50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51" style:family="paragraph" style:parent-style-name="Text_20_body">
      <style:text-properties officeooo:paragraph-rsid="0000ab9b"/>
    </style:style>
    <style:style style:name="P52" style:family="paragraph" style:parent-style-name="Text_20_body">
      <style:text-properties officeooo:paragraph-rsid="00101338"/>
    </style:style>
    <style:style style:name="P53" style:family="paragraph" style:parent-style-name="Text_20_body">
      <style:text-properties officeooo:paragraph-rsid="001577ec"/>
    </style:style>
    <style:style style:name="P54" style:family="paragraph" style:parent-style-name="Título_20_Ejercicio">
      <style:text-properties officeooo:paragraph-rsid="001577ec"/>
    </style:style>
    <style:style style:name="P55" style:family="paragraph" style:parent-style-name="Text_20_body">
      <style:text-properties officeooo:rsid="0096d073" officeooo:paragraph-rsid="0000ab9b"/>
    </style:style>
    <style:style style:name="P56" style:family="paragraph" style:parent-style-name="Text_20_body">
      <style:text-properties officeooo:paragraph-rsid="00065d8f"/>
    </style:style>
    <style:style style:name="P57" style:family="paragraph" style:parent-style-name="Text_20_body">
      <style:text-properties officeooo:rsid="0045d22b" officeooo:paragraph-rsid="00101338"/>
    </style:style>
    <style:style style:name="P58" style:family="paragraph" style:parent-style-name="Text_20_body">
      <style:text-properties officeooo:rsid="00042ff5" officeooo:paragraph-rsid="0000ab9b"/>
    </style:style>
    <style:style style:name="P59" style:family="paragraph" style:parent-style-name="Text_20_body">
      <style:paragraph-properties fo:text-align="center" style:justify-single-word="false"/>
      <style:text-properties officeooo:rsid="00299278" officeooo:paragraph-rsid="00299278"/>
    </style:style>
    <style:style style:name="P60" style:family="paragraph" style:parent-style-name="Source_20_Code">
      <style:text-properties officeooo:rsid="00282098" officeooo:paragraph-rsid="0017f8b0"/>
    </style:style>
    <style:style style:name="P61" style:family="paragraph" style:parent-style-name="Título_20_Ejercicio">
      <style:text-properties officeooo:paragraph-rsid="002a4413"/>
    </style:style>
    <style:style style:name="P62" style:family="paragraph" style:parent-style-name="Title" style:master-page-name="Standard">
      <style:paragraph-properties style:page-number="1" fo:break-before="page"/>
      <style:text-properties officeooo:rsid="000fcf37" officeooo:paragraph-rsid="000fcf37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Numerada">
      <style:text-properties officeooo:rsid="0017f8b0" officeooo:paragraph-rsid="0017f8b0"/>
    </style:style>
    <style:style style:name="P65" style:family="paragraph" style:parent-style-name="Numerada">
      <style:text-properties officeooo:rsid="001719a3" officeooo:paragraph-rsid="001719a3"/>
    </style:style>
    <style:style style:name="P66" style:family="paragraph" style:parent-style-name="Numerada">
      <style:text-properties officeooo:rsid="00248cca" officeooo:paragraph-rsid="00248cca"/>
    </style:style>
    <style:style style:name="P67" style:family="paragraph" style:parent-style-name="Source_20_Code">
      <style:text-properties officeooo:rsid="00285a8f" officeooo:paragraph-rsid="002a4413"/>
    </style:style>
    <style:style style:name="P68" style:family="paragraph" style:parent-style-name="Source_20_Code">
      <style:text-properties officeooo:rsid="001c9dad" officeooo:paragraph-rsid="002a4413"/>
    </style:style>
    <style:style style:name="P69" style:family="paragraph" style:parent-style-name="Source_20_Code">
      <style:text-properties officeooo:rsid="001c9dad" officeooo:paragraph-rsid="001c9dad"/>
    </style:style>
    <style:style style:name="P70" style:family="paragraph" style:parent-style-name="Source_20_Code">
      <style:text-properties officeooo:rsid="002e3efc" officeooo:paragraph-rsid="002e3efc"/>
    </style:style>
    <style:style style:name="P71" style:family="paragraph" style:parent-style-name="Source_20_Code">
      <style:text-properties officeooo:rsid="002f92d8" officeooo:paragraph-rsid="002f92d8"/>
    </style:style>
    <style:style style:name="P72" style:family="paragraph" style:parent-style-name="Source_20_Code_20_Header">
      <style:text-properties officeooo:paragraph-rsid="002a4413"/>
    </style:style>
    <style:style style:name="P73" style:family="paragraph" style:parent-style-name="Text_20_body">
      <style:text-properties officeooo:rsid="00285a8f" officeooo:paragraph-rsid="002a4413"/>
    </style:style>
    <style:style style:name="P74" style:family="paragraph" style:parent-style-name="Text_20_body">
      <style:text-properties officeooo:paragraph-rsid="002a4413"/>
    </style:style>
    <style:style style:name="P75" style:family="paragraph" style:parent-style-name="Título_20_Ejercicio" style:list-style-name="Trabajo_20_Practico">
      <style:text-properties officeooo:rsid="00285a8f" officeooo:paragraph-rsid="002a4413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07475c" style:font-size-asian="10.5pt"/>
    </style:style>
    <style:style style:name="T6" style:family="text">
      <style:text-properties style:font-name="Fabrikat" fo:font-size="13pt" officeooo:rsid="00112239" style:font-size-asian="10.5pt"/>
    </style:style>
    <style:style style:name="T7" style:family="text">
      <style:text-properties style:font-name="Fabrikat" fo:font-size="13pt" officeooo:rsid="001719a3" style:font-size-asian="10.5pt"/>
    </style:style>
    <style:style style:name="T8" style:family="text">
      <style:text-properties style:font-name="Fabrikat" fo:font-size="13pt" officeooo:rsid="0014160d" style:font-size-asian="10.5pt"/>
    </style:style>
    <style:style style:name="T9" style:family="text">
      <style:text-properties style:font-name="Fabrikat" fo:font-size="13pt" officeooo:rsid="0018751b" style:font-size-asian="10.5pt"/>
    </style:style>
    <style:style style:name="T10" style:family="text">
      <style:text-properties style:font-name="Fabrikat" fo:font-size="13pt" officeooo:rsid="002ac7dc" style:font-size-asian="10.5pt"/>
    </style:style>
    <style:style style:name="T11" style:family="text">
      <style:text-properties style:font-name="Fabrikat" fo:font-size="13pt" fo:font-weight="normal" officeooo:rsid="00065d8f" style:font-size-asian="10.5pt" style:font-weight-asian="normal" style:font-weight-complex="normal"/>
    </style:style>
    <style:style style:name="T12" style:family="text">
      <style:text-properties officeooo:rsid="003b54cc"/>
    </style:style>
    <style:style style:name="T13" style:family="text">
      <style:text-properties officeooo:rsid="0012abe4"/>
    </style:style>
    <style:style style:name="T14" style:family="text">
      <style:text-properties officeooo:rsid="0037e73e"/>
    </style:style>
    <style:style style:name="T15" style:family="text">
      <style:text-properties officeooo:rsid="006ae128"/>
    </style:style>
    <style:style style:name="T16" style:family="text">
      <style:text-properties officeooo:rsid="0080803c"/>
    </style:style>
    <style:style style:name="T17" style:family="text">
      <style:text-properties officeooo:rsid="0096d073"/>
    </style:style>
    <style:style style:name="T18" style:family="text">
      <style:text-properties officeooo:rsid="007ebd3b"/>
    </style:style>
    <style:style style:name="T19" style:family="text">
      <style:text-properties officeooo:rsid="0045d22b"/>
    </style:style>
    <style:style style:name="T20" style:family="text">
      <style:text-properties officeooo:rsid="00065d8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02a33" style:font-weight-asian="normal" style:font-weight-complex="normal"/>
    </style:style>
    <style:style style:name="T23" style:family="text">
      <style:text-properties officeooo:rsid="00400fdf"/>
    </style:style>
    <style:style style:name="T24" style:family="text">
      <style:text-properties officeooo:rsid="004116d3"/>
    </style:style>
    <style:style style:name="T25" style:family="text">
      <style:text-properties officeooo:rsid="00702a33"/>
    </style:style>
    <style:style style:name="T26" style:family="text">
      <style:text-properties officeooo:rsid="006f60bf"/>
    </style:style>
    <style:style style:name="T27" style:family="text">
      <style:text-properties officeooo:rsid="0007475c"/>
    </style:style>
    <style:style style:name="T28" style:family="text">
      <style:text-properties officeooo:rsid="0082ed05"/>
    </style:style>
    <style:style style:name="T29" style:family="text">
      <style:text-properties officeooo:rsid="003f282e"/>
    </style:style>
    <style:style style:name="T30" style:family="text">
      <style:text-properties officeooo:rsid="000d8456"/>
    </style:style>
    <style:style style:name="T31" style:family="text">
      <style:text-properties officeooo:rsid="00112239"/>
    </style:style>
    <style:style style:name="T32" style:family="text">
      <style:text-properties officeooo:rsid="0014160d"/>
    </style:style>
    <style:style style:name="T33" style:family="text">
      <style:text-properties officeooo:rsid="001577ec"/>
    </style:style>
    <style:style style:name="T34" style:family="text">
      <style:text-properties officeooo:rsid="001719a3"/>
    </style:style>
    <style:style style:name="T35" style:family="text">
      <style:text-properties fo:font-size="13pt" officeooo:rsid="0014160d" style:font-size-asian="10.5pt"/>
    </style:style>
    <style:style style:name="T36" style:family="text">
      <style:text-properties officeooo:rsid="0017f8b0"/>
    </style:style>
    <style:style style:name="T37" style:family="text">
      <style:text-properties officeooo:rsid="0018751b"/>
    </style:style>
    <style:style style:name="T38" style:family="text">
      <style:text-properties officeooo:rsid="001a2539"/>
    </style:style>
    <style:style style:name="T39" style:family="text">
      <style:text-properties officeooo:rsid="001b7a77"/>
    </style:style>
    <style:style style:name="T40" style:family="text">
      <style:text-properties officeooo:rsid="001c9dad"/>
    </style:style>
    <style:style style:name="T41" style:family="text">
      <style:text-properties officeooo:rsid="001ff324"/>
    </style:style>
    <style:style style:name="T42" style:family="text">
      <style:text-properties officeooo:rsid="0020455b"/>
    </style:style>
    <style:style style:name="T43" style:family="text">
      <style:text-properties officeooo:rsid="0020d97a"/>
    </style:style>
    <style:style style:name="T44" style:family="text">
      <style:text-properties officeooo:rsid="00221c5b"/>
    </style:style>
    <style:style style:name="T45" style:family="text">
      <style:text-properties officeooo:rsid="00225d6d"/>
    </style:style>
    <style:style style:name="T46" style:family="text">
      <style:text-properties officeooo:rsid="002685bd"/>
    </style:style>
    <style:style style:name="T47" style:family="text">
      <style:text-properties officeooo:rsid="00282098"/>
    </style:style>
    <style:style style:name="T48" style:family="text">
      <style:text-properties officeooo:rsid="00299278"/>
    </style:style>
    <style:style style:name="T49" style:family="text">
      <style:text-properties officeooo:rsid="00285a8f"/>
    </style:style>
    <style:style style:name="T50" style:family="text">
      <style:text-properties officeooo:rsid="002ac7dc"/>
    </style:style>
    <style:style style:name="T51" style:family="text">
      <style:text-properties officeooo:rsid="002e3efc"/>
    </style:style>
    <style:style style:name="T52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Ejercicios Python <text:span text:style-name="T50">I</text:span></text:p>
      <text:p text:style-name="P49">La entrega de estos ejercicios debe ser en archivos individuales <text:span text:style-name="T34">en el campus o </text:span><text:span text:style-name="T30">vía correo electrónico a </text:span><text:a xlink:type="simple" xlink:href="mailto:mrvilugron@unrn.edu.ar" text:style-name="Internet_20_link" text:visited-style-name="Visited_20_Internet_20_Link"><text:span text:style-name="T30">mrvilugron@unrn.edu.ar</text:span></text:a><text:span text:style-name="T30">. No es necesario compactar los archivos. </text:span><text:span text:style-name="T44">Si mandan por correo, no envíen de a un archivo, traten de mandar un grupo de ejercicios por ves.</text:span></text:p>
      <text:p text:style-name="P50">No olviden:</text:p>
      <text:list text:style-name="Numbering_20_1">
        <text:list-item>
          <text:p text:style-name="Numerada">Anotar las precondiciones y poscondiciones del programa. </text:p>
        </text:list-item>
        <text:list-item>
          <text:p text:style-name="Numerada"><text:span text:style-name="T7">Y aparte del punto anterior, </text:span><text:span text:style-name="T6">no se preocupen por si se ingresa cualquier cosa.</text:span></text:p>
        </text:list-item>
        <text:list-item>
          <text:p text:style-name="P64"><text:span text:style-name="T2">Sigan la forma de la salida siempre que sea posible, </text:span><text:span text:style-name="T9">pueden agregar información adicional si lo desean, pero mantengan los programas simples.</text:span></text:p>
        </text:list-item>
        <text:list-item>
          <text:p text:style-name="Numerada"><text:span text:style-name="T2">Un archivo por cada e</text:span><text:span text:style-name="T8">jercicio </text:span><text:span text:style-name="T2">y el </text:span><text:span text:style-name="T8">nombre del mismo deberá ser </text:span><text:span text:style-name="Example"><text:span text:style-name="T35">apellido-numero.py</text:span></text:span><text:span text:style-name="T8">, </text:span><text:span text:style-name="T10">para que sea más fácil de revisar, no lo compacten (zip/rar/etc)</text:span></text:p>
        </text:list-item>
        <text:list-item>
          <text:p text:style-name="Numerada"><text:span text:style-name="T34">Si hay un número, asuman que es un </text:span><text:span text:style-name="T50">natural</text:span> incluyendo el cero, salvo que sea indicad<text:span text:style-name="T34">a otra cosa.</text:span></text:p>
        </text:list-item>
        <text:list-item>
          <text:p text:style-name="P65">Algunos ejercicios tienen indicados extras que agregan alguna cosa extra o cambian la dificultad del ejercicio, <text:span text:style-name="T40">si intentan el extra, la entrega es del mismo.</text:span></text:p>
        </text:list-item>
        <text:list-item>
          <text:p text:style-name="Numerada">Todos los archivos deben tener al principio una sección que incluye su nombre y email:</text:p>
        </text:list-item>
        <text:list-item>
          <text:p text:style-name="P66">Cada archivo debe contener 4 valores de entrada con su respectiva salida.</text:p>
        </text:list-item>
      </text:list>
      <text:p text:style-name="Source_20_Code_20_Header">Por ejemplo:</text:p>
      <text:p text:style-name="P7"><text:span text:style-name="T31"># </text:span><text:span text:style-name="T32">Martín René Vilugrón</text:span></text:p>
      <text:p text:style-name="P7"><text:span text:style-name="T32"># </text:span><text:span text:style-name="T31">mrvilugron@unrn.edu.ar</text:span></text:p>
      <text:p text:style-name="P6"># Ejercicios Python – 1</text:p>
      <text:p text:style-name="P8"># PRE: Detallamos precondiciones</text:p>
      <text:p text:style-name="P8"># POST: Detallamos postcondiciones</text:p>
      <text:p text:style-name="P39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 ejercicio así es más fácil ayudarlos.</text:p>
      <text:p text:style-name="P39">Si no llegan a todos los ejercicios, ¡no hay problema! Esto no es con nota, es para que practiquen.</text:p>
      <text:p text:style-name="Amplificada">!<text:span text:style-name="T45">La clave de la programación es la práctica, por lo que les recomiendo fuertemente que </text:span><text:span text:style-name="T46">no </text:span><text:span text:style-name="T45">busquen la solución al problema en internet. </text:span><text:span text:style-name="T46">Así como es muy recomendable implementar múltiples soluciones a cada ejercicio.</text:span></text:p>
      <text:h text:style-name="P63" text:outline-level="2">Ejercicios</text:h>
      <text:section text:style-name="Sect1" text:name="Sección1">
        <text:list xml:id="list828789799" text:style-name="Trabajo_20_Practico">
          <text:list-item>
            <text:h text:style-name="Título_20_Ejercicio" text:outline-level="3"><text:span text:style-name="T39">Cálculo</text:span> de área</text:h>
          </text:list-item>
        </text:list>
        <text:p text:style-name="P57">Escribir un programa que solicite al usuario la base y la altura, calcule el área del triángulo y muestre el resultado por pantalla.</text:p>
        <text:p text:style-name="Table_20_Contents"><text:span text:style-name="Verde">PRE</text:span>: Los números son decimales positivos.</text:p>
        <text:p text:style-name="Table_20_Contents"><text:span text:style-name="Verde">POST</text:span>: <text:span text:style-name="T31">El resultado es un número decimal positivo.</text:span></text:p>
        <text:p text:style-name="P41"><text:span text:style-name="T36">E</text:span>ntrada</text:p>
        <text:p text:style-name="P16">1<text:span text:style-name="T51">4.4</text:span></text:p>
        <text:p text:style-name="P16">7</text:p>
        <text:p text:style-name="P41">Salida</text:p>
        <text:p text:style-name="P70">100.8</text:p>
        <text:p text:style-name="P20"><draw:frame draw:style-name="fr3" draw:name="Objeto1" text:anchor-type="as-char" svg:y="-0.619cm" svg:width="2.293cm" svg:height="0.998cm" draw:z-index="0"><draw:object xlink:href="./Object 3" xlink:type="simple" xlink:show="embed" xlink:actuate="onLoad"/><draw:image xlink:href="./ObjectReplacements/Object 3" xlink:type="simple" xlink:show="embed" xlink:actuate="onLoad"/></draw:frame></text:p>
        <text:list xml:id="list161322023306025" text:continue-numbering="true" text:style-name="Trabajo_20_Practico">
          <text:list-item>
            <text:h text:style-name="Título_20_Ejercicio" text:outline-level="3">Costo de combustible</text:h>
          </text:list-item>
        </text:list>
        <text:p text:style-name="P52"><text:span text:style-name="T19">Escribir un programa que solicite al usuario el precio y la cantidad de combustible cargado e imprima el costo total de la carga de combustible.</text:span> </text:p>
        <text:p text:style-name="Table_20_Contents"><text:span text:style-name="Verde">PRE</text:span>: <text:span text:style-name="T31">Los números son decimales positivos.</text:span></text:p>
        <text:p text:style-name="Table_20_Contents"><text:span text:style-name="Verde">POST</text:span>: <text:span text:style-name="T31">El resultado es un número decimal positivo.</text:span></text:p>
        <text:p text:style-name="Source_20_Code_20_Header"><text:span text:style-name="T37">Ent</text:span>rada</text:p>
        <text:p text:style-name="P18">15</text:p>
        <text:p text:style-name="P18">7</text:p>
        <text:p text:style-name="P42">Salida</text:p>
        <text:p text:style-name="P18">59,5</text:p>
        <text:list xml:id="list161320845473027" text:continue-numbering="true" text:style-name="Trabajo_20_Practico">
          <text:list-item>
            <text:h text:style-name="Título_20_Ejercicio" text:outline-level="3">Aprobado</text:h>
          </text:list-item>
        </text:list>
        <text:p text:style-name="P52">Escribir un programa que solicite el número de la nota de un alumno y determine si este paso o no el examen.<text:span text:style-name="T19"> Considerar notas mayores o iguales a 4 como aprobadas.</text:span></text:p>
        <text:p text:style-name="P41"><text:span text:style-name="T36">E</text:span>ntrada</text:p>
        <text:p text:style-name="P16">6</text:p>
        <text:p text:style-name="P41">Salida</text:p>
        <text:p text:style-name="P16">aprobado</text:p>
        <text:list xml:id="list161321202328861" text:continue-numbering="true" text:style-name="Trabajo_20_Practico">
          <text:list-item>
            <text:h text:style-name="Título_20_Ejercicio" text:outline-level="3">Comparación de <text:span text:style-name="T16">2</text:span> <text:span text:style-name="T17">valores</text:span></text:h>
          </text:list-item>
        </text:list>
        <text:p text:style-name="P51">Escribir un programa que <text:span text:style-name="T16">dados 2 números ingresados, indique cuál es el menor</text:span>.</text:p>
        <text:p text:style-name="P41"><text:span text:style-name="T36">E</text:span>ntrada</text:p>
        <text:p text:style-name="P16">15</text:p>
        <text:p text:style-name="P16">7</text:p>
        <text:p text:style-name="P41">Salida</text:p>
        <text:p text:style-name="P16">7</text:p>
        <text:list xml:id="list161320582940080" text:continue-numbering="true" text:style-name="Trabajo_20_Practico">
          <text:list-item>
            <text:h text:style-name="P12" text:outline-level="3">Arbolito</text:h>
          </text:list-item>
        </text:list>
        <text:p text:style-name="P11">Escribir un programa que imprima un arbolito:</text:p>
        <text:p text:style-name="Source_20_Code"><text:s text:c="5"/>*</text:p>
        <text:p text:style-name="Source_20_Code"><text:s text:c="4"/>***</text:p>
        <text:p text:style-name="Source_20_Code"><text:s text:c="3"/>*****</text:p>
        <text:p text:style-name="P14"><text:s text:c="2"/>*******</text:p>
        <text:p text:style-name="P14"><text:s text:c="5"/><text:span text:style-name="T34">||</text:span></text:p>
        <text:p text:style-name="P11"><text:soft-page-break/>E<text:span text:style-name="T38">xtra</text:span>: Imprimir un árbol de un tamaño pedido al usuario</text:p>
        <text:list xml:id="list161321767978371" text:continue-numbering="true" text:style-name="Trabajo_20_Practico">
          <text:list-item>
            <text:h text:style-name="Título_20_Ejercicio" text:outline-level="3">Transformación de un número</text:h>
          </text:list-item>
        </text:list>
        <text:p text:style-name="P51">Escribir un programa que permita transformar un número <text:span text:style-name="T18">solicitado </text:span>expresado en grados,<text:span text:style-name="T34"> </text:span>minutos y segundos a segundos.</text:p>
        <text:p text:style-name="P15">Entrada</text:p>
        <text:p text:style-name="P10">1</text:p>
        <text:p text:style-name="P10">5</text:p>
        <text:p text:style-name="P10">10</text:p>
        <text:p text:style-name="P15">Salida</text:p>
        <text:p text:style-name="P16">3910</text:p>
        <text:p text:style-name="P17">Recuerden que un grado son 60 minutos y un minuto son 60 segundos.</text:p>
        <text:list xml:id="list161322130769741" text:continue-numbering="true" text:style-name="Trabajo_20_Practico">
          <text:list-item>
            <text:h text:style-name="P23" text:outline-level="3">Transformación II</text:h>
          </text:list-item>
        </text:list>
        <text:p text:style-name="P44">Escribir un programa que permita transformar un número <text:span text:style-name="T18">solicitado </text:span><text:span text:style-name="T39">en</text:span> segundos <text:span text:style-name="T39">a grados,</text:span><text:span text:style-name="T34"> </text:span><text:span text:style-name="T39">minutos y segundos.</text:span></text:p>
        <text:p text:style-name="P43">Entrada</text:p>
        <text:p text:style-name="P19">3910</text:p>
        <text:p text:style-name="P43">Salida</text:p>
        <text:p text:style-name="P13"><text:span text:style-name="T40">grados: </text:span>1</text:p>
        <text:p text:style-name="P13"><text:span text:style-name="T40">minutos: </text:span>5</text:p>
        <text:p text:style-name="P13"><text:span text:style-name="T40">segundos: </text:span>10</text:p>
        <text:list xml:id="list161322318935314" text:continue-numbering="true" text:style-name="Trabajo_20_Practico">
          <text:list-item>
            <text:h text:style-name="Título_20_Ejercicio" text:outline-level="3">Intercambio</text:h>
          </text:list-item>
        </text:list>
        <text:p text:style-name="P51">Escribir un programa que pida el ingreso de dos <text:span text:style-name="T36">valores</text:span>, luego intercambie <text:span text:style-name="T36">uno con otro</text:span> y los muestre en pantalla.</text:p>
        <text:p text:style-name="Source_20_Code_20_Header"><text:span text:style-name="T36">E</text:span>ntrada</text:p>
        <text:p text:style-name="P16">15</text:p>
        <text:p text:style-name="P16">7</text:p>
        <text:p text:style-name="P41">Salida</text:p>
        <text:p text:style-name="P16">7</text:p>
        <text:p text:style-name="P16">15</text:p>
        <text:p text:style-name="P22">Extra: Solo hacer el intercambio cuando los valores sean diferentes.</text:p>
        <text:list xml:id="list161322358750313" text:continue-numbering="true" text:style-name="Trabajo_20_Practico">
          <text:list-item>
            <text:h text:style-name="Título_20_Ejercicio" text:outline-level="3">Pares e impares</text:h>
          </text:list-item>
        </text:list>
        <text:p text:style-name="Text_20_body">Escribir un programa que pida el ingreso de un número y determine si el número es par o impar.</text:p>
        <text:p text:style-name="P41"><text:span text:style-name="T36">E</text:span>ntrada</text:p>
        <text:p text:style-name="P16">15</text:p>
        <text:p text:style-name="P41"><text:span text:style-name="T36">S</text:span>alida</text:p>
        <text:p text:style-name="P16">impar</text:p>
        <text:list xml:id="list161322443323774" text:continue-numbering="true" text:style-name="Trabajo_20_Practico">
          <text:list-item>
            <text:h text:style-name="Título_20_Ejercicio" text:outline-level="3">Suma Lenta</text:h>
          </text:list-item>
        </text:list>
        <text:p text:style-name="P58"><text:span text:style-name="T48">Escribir </text:span>un <text:span text:style-name="T48">programa</text:span> que sume dos números <text:span text:style-name="T47">naturales</text:span> solicitados sumando de a uno. <text:span text:style-name="T30">(sin sumar ambos números directamente)</text:span></text:p>
        <text:p text:style-name="P59"><draw:frame draw:style-name="fr3" draw:name="Objeto2" text:anchor-type="as-char" svg:y="-0.377cm" svg:width="4.00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<text:p text:style-name="P41"><text:span text:style-name="T36">E</text:span>ntrada</text:p>
        <text:p text:style-name="P16"><text:soft-page-break/>4</text:p>
        <text:p text:style-name="P16">4</text:p>
        <text:p text:style-name="P41">Salida</text:p>
        <text:p text:style-name="P60">8</text:p>
        <text:list xml:id="list161322363909312" text:continue-numbering="true" text:style-name="Trabajo_20_Practico">
          <text:list-item>
            <text:h text:style-name="Título_20_Ejercicio" text:outline-level="3">Suma de números</text:h>
          </text:list-item>
        </text:list>
        <text:p text:style-name="P55">Escribir un programa que sume <text:span text:style-name="T36">5</text:span> números ingresados y muestre el resultado. <text:span text:style-name="T30">No es necesario almacenar los </text:span><text:span text:style-name="T36">5</text:span><text:span text:style-name="T30"> números </text:span><text:span text:style-name="T36">individualmente</text:span><text:span text:style-name="T30">.</text:span></text:p>
        <text:p text:style-name="P41"><text:span text:style-name="T36">E</text:span>ntrada</text:p>
        <text:p text:style-name="P16">4</text:p>
        <text:p text:style-name="P16">4</text:p>
        <text:p text:style-name="P16">4</text:p>
        <text:p text:style-name="P16">4</text:p>
        <text:p text:style-name="P16">4</text:p>
        <text:p text:style-name="P41">Salida</text:p>
        <text:p text:style-name="P16">20</text:p>
        <text:p text:style-name="P29"><text:span text:style-name="Strong_20_Emphasis"><text:span text:style-name="T40">Extra</text:span></text:span><text:span text:style-name="T40">: Sumar </text:span><text:span text:style-name="T17">una cantidad de números ingresados por el usuario.</text:span></text:p>
        <text:p text:style-name="P41"><text:span text:style-name="T36">E</text:span>ntrada</text:p>
        <text:p text:style-name="P16">5</text:p>
        <text:p text:style-name="P16">10</text:p>
        <text:p text:style-name="P16">10</text:p>
        <text:p text:style-name="P16">10</text:p>
        <text:p text:style-name="P16">10</text:p>
        <text:p text:style-name="P16">10</text:p>
        <text:p text:style-name="P41">Salida</text:p>
        <text:p text:style-name="P16"><text:span text:style-name="T40">la suma da: </text:span>50</text:p>
        <text:list xml:id="list161321910932935" text:continue-numbering="true" text:style-name="Trabajo_20_Practico">
          <text:list-item>
            <text:h text:style-name="P9" text:outline-level="3">Calificaciones II</text:h>
          </text:list-item>
        </text:list>
        <text:p text:style-name="P53">Escriba un programa que pida una puntuación entre 0 y 10<text:span text:style-name="T51">0</text:span>.</text:p>
        <text:p text:style-name="Viñeta_20_punto">Si la puntuación está fuera del rango, imprima un error.</text:p>
        <text:p text:style-name="Viñeta_20_punto">Si la puntuación está entre 0 y 10 <text:span text:style-name="T33">muestre el resultado en letras </text:span>utilizando la siguiente tabla: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Heading">Calificación:</text:p>
            </table:table-cell>
            <table:table-cell table:style-name="Tabla1.B1" office:value-type="string">
              <text:p text:style-name="Table_20_Heading">Resultado</text:p>
            </table:table-cell>
          </table:table-row>
          <table:table-row>
            <table:table-cell table:style-name="Tabla1.A2" office:value-type="string">
              <text:p text:style-name="P48">&gt;= 9<text:span text:style-name="T33">0</text:span></text:p>
            </table:table-cell>
            <table:table-cell table:style-name="Tabla1.B2" office:value-type="string">
              <text:p text:style-name="P48">A</text:p>
            </table:table-cell>
          </table:table-row>
          <table:table-row>
            <table:table-cell table:style-name="Tabla1.A2" office:value-type="string">
              <text:p text:style-name="P48">&gt;= 8<text:span text:style-name="T33">0</text:span></text:p>
            </table:table-cell>
            <table:table-cell table:style-name="Tabla1.B2" office:value-type="string">
              <text:p text:style-name="P48">B</text:p>
            </table:table-cell>
          </table:table-row>
          <table:table-row>
            <table:table-cell table:style-name="Tabla1.A2" office:value-type="string">
              <text:p text:style-name="P48">&gt;= 7<text:span text:style-name="T33">0</text:span></text:p>
            </table:table-cell>
            <table:table-cell table:style-name="Tabla1.B2" office:value-type="string">
              <text:p text:style-name="P48">C</text:p>
            </table:table-cell>
          </table:table-row>
          <table:table-row>
            <table:table-cell table:style-name="Tabla1.A2" office:value-type="string">
              <text:p text:style-name="P48">&gt;= 6<text:span text:style-name="T33">0</text:span></text:p>
            </table:table-cell>
            <table:table-cell table:style-name="Tabla1.B2" office:value-type="string">
              <text:p text:style-name="P48">D</text:p>
            </table:table-cell>
          </table:table-row>
          <table:table-row>
            <table:table-cell table:style-name="Tabla1.A2" office:value-type="string">
              <text:p text:style-name="P48">&lt; <text:span text:style-name="T33">60</text:span> F</text:p>
            </table:table-cell>
            <table:table-cell table:style-name="Tabla1.B2" office:value-type="string">
              <text:p text:style-name="P48">F</text:p>
            </table:table-cell>
          </table:table-row>
        </table:table>
        <text:p text:style-name="P43"><text:span text:style-name="T36">E</text:span>ntrada</text:p>
        <text:p text:style-name="P21">91</text:p>
        <text:p text:style-name="P43">Salida</text:p>
        <text:p text:style-name="P21"><text:span text:style-name="T40">La nota 91 es </text:span>A</text:p>
        <text:list xml:id="list161320610658790" text:continue-numbering="true" text:style-name="Trabajo_20_Practico">
          <text:list-item>
            <text:h text:style-name="P54" text:outline-level="3"><text:span text:style-name="T33">N</text:span>úmeros positivos y negativos</text:h>
          </text:list-item>
        </text:list>
        <text:p text:style-name="Text_20_body">Escribir un programa que pida el ingreso de un número e indique si el mismo es positivo o negativo <text:span text:style-name="T20">o cero</text:span></text:p>
        <text:p text:style-name="P43"><text:span text:style-name="T36">E</text:span>ntrada</text:p>
        <text:p text:style-name="P19">-4<text:span text:style-name="T39">0</text:span></text:p>
        <text:p text:style-name="P43">Salida</text:p>
        <text:p text:style-name="P21"><text:soft-page-break/>-<text:span text:style-name="T40">40 es </text:span>negativo</text:p>
        <text:list xml:id="list161322455454154" text:continue-numbering="true" text:style-name="Trabajo_20_Practico">
          <text:list-item>
            <text:h text:style-name="Título_20_Ejercicio" text:outline-level="3">Múltiplos de 5</text:h>
          </text:list-item>
        </text:list>
        <text:p text:style-name="P56">Escribir un programa que pida el ingreso de un número e indique si el número introducido es múltiplo de 5</text:p>
        <text:p text:style-name="P43"><text:span text:style-name="T36">E</text:span>ntrada</text:p>
        <text:p text:style-name="P21">25</text:p>
        <text:p text:style-name="P43">Salida</text:p>
        <text:p text:style-name="P21">25 es múltiplo de 5</text:p>
        <text:p text:style-name="P22">Extra: Hacer que el programa del mismo resultado indicando contra que número comprobar.</text:p>
        <text:list xml:id="list161321750114990" text:continue-numbering="true" text:style-name="Trabajo_20_Practico">
          <text:list-item>
            <text:h text:style-name="Título_20_Ejercicio" text:outline-level="3">Intervalo</text:h>
          </text:list-item>
        </text:list>
        <text:p text:style-name="Text_20_body">Escribir un programa que pida el ingreso de tres valores, e indique si el tercero de ellos pertenece o no al intervalo determinado por los dos primeros.</text:p>
        <text:p text:style-name="P28"><text:span text:style-name="T36">E</text:span>ntrada</text:p>
        <text:p text:style-name="P24">1</text:p>
        <text:p text:style-name="P24">4</text:p>
        <text:p text:style-name="P24">2</text:p>
        <text:p text:style-name="P28">Salida</text:p>
        <text:p text:style-name="P24">2 pertenece al intervalo entre 1 y 4</text:p>
        <text:list xml:id="list161321716432077" text:continue-numbering="true" text:style-name="Trabajo_20_Practico">
          <text:list-item>
            <text:h text:style-name="P75" text:outline-level="3">Serie de dos</text:h>
          </text:list-item>
        </text:list>
        <text:p text:style-name="P74">Escribir un programa que pida el ingreso de <text:span text:style-name="T49">un número entero que indica la cantidad de veces a sumar una serie del siguiente tipo</text:span></text:p>
        <text:p text:style-name="P73">Si el número es 5, la serie sería:<draw:frame draw:style-name="fr3" draw:name="Objeto3" text:anchor-type="as-char" svg:y="-0.377cm" svg:width="6.387cm" svg:height="0.467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text:p text:style-name="P72"><text:span text:style-name="T36">E</text:span>ntrada</text:p>
        <text:p text:style-name="P67">5</text:p>
        <text:p text:style-name="P72">Salida</text:p>
        <text:p text:style-name="P68">24690</text:p>
        <text:list xml:id="list161321495415206" text:continue-numbering="true" text:style-name="Trabajo_20_Practico">
          <text:list-item>
            <text:h text:style-name="Título_20_Ejercicio" text:outline-level="3">Comparación de 4 variables</text:h>
          </text:list-item>
        </text:list>
        <text:p text:style-name="Text_20_body">Escribir un programa que pida el ingreso de 4 valores e indique cuál es el menor de todos ellos.</text:p>
        <text:p text:style-name="P28"><text:span text:style-name="T36">E</text:span>ntrada</text:p>
        <text:p text:style-name="P24">6</text:p>
        <text:p text:style-name="P24">4</text:p>
        <text:p text:style-name="P24">2</text:p>
        <text:p text:style-name="P24">8</text:p>
        <text:p text:style-name="P28">Salida</text:p>
        <text:p text:style-name="P24">el numero menor es 2</text:p>
        <text:list xml:id="list161322557617403" text:continue-numbering="true" text:style-name="Trabajo_20_Practico">
          <text:list-item>
            <text:h text:style-name="Título_20_Ejercicio" text:outline-level="3">Promedio</text:h>
          </text:list-item>
        </text:list>
        <text:p text:style-name="Text_20_body">Esc<text:span text:style-name="T21">ribir un programa que pida el ingreso de </text:span><text:span text:style-name="T11">20</text:span><text:span text:style-name="T21"> números desde teclado y calcule su prom</text:span>edio. <text:span text:style-name="T20">(no es necesa</text:span>rio guardar los numero individuales)</text:p>
        <text:p text:style-name="P28"><text:span text:style-name="T36">E</text:span>ntrada</text:p>
        <text:p text:style-name="P24"><text:soft-page-break/>10</text:p>
        <text:p text:style-name="P24">10</text:p>
        <text:p text:style-name="P71">10</text:p>
        <text:p text:style-name="P71">10</text:p>
        <text:p text:style-name="P28">Salida</text:p>
        <text:p text:style-name="P24">El promedio es 10.0</text:p>
        <text:p text:style-name="P25">Extra: Obtener el promedio de una cantidad de números ingresada por el usuario.</text:p>
        <text:list xml:id="list161322095130507" text:continue-numbering="true" text:style-name="Trabajo_20_Practico">
          <text:list-item>
            <text:h text:style-name="Título_20_Ejercicio" text:outline-level="3">Múltiplos</text:h>
          </text:list-item>
        </text:list>
        <text:p text:style-name="Text_20_body">Escribir un programa que imprima en pantalla todos los múltiplos de 7 entre 0 y 100.</text:p>
        <text:p text:style-name="P31">Extra: Que el usuario ingrese el tope de la búsqueda de múltiplos.</text:p>
        <text:list xml:id="list161321551037328" text:continue-numbering="true" text:style-name="Trabajo_20_Practico">
          <text:list-item>
            <text:h text:style-name="Título_20_Ejercicio" text:outline-level="3"><text:bookmark-start text:name="__RefHeading__2037_935571122"/><text:span text:style-name="T33">F</text:span>actorial<text:bookmark-end text:name="__RefHeading__2037_935571122"/></text:h>
          </text:list-item>
        </text:list>
        <text:p text:style-name="Text_20_body">Escribir <text:span text:style-name="T21">un programa que solicite el ingreso de un número y calcule su factoria</text:span>l. Tener en cuenta que <draw:frame draw:style-name="fr2" draw:name="Object37" text:anchor-type="as-char" svg:width="1.184cm" svg:height="0.467cm" draw:z-index="11"><draw:object xlink:href="./Object 1" xlink:type="simple" xlink:show="embed" xlink:actuate="onLoad"/><draw:image xlink:href="./ObjectReplacements/Object 1" xlink:type="simple" xlink:show="embed" xlink:actuate="onLoad"/><svg:desc>fórmula</svg:desc></draw:frame>, y que el factorial está definido solo para números positivos.</text:p>
        <text:p text:style-name="P28"><text:span text:style-name="T36">E</text:span>ntrada</text:p>
        <text:p text:style-name="P24">4</text:p>
        <text:p text:style-name="P28">Salida</text:p>
        <text:p text:style-name="P24">4! = 4 x 3 x 2 x 1 = 24</text:p>
        <text:list xml:id="list161321761332754" text:continue-numbering="true" text:style-name="Trabajo_20_Practico">
          <text:list-item>
            <text:h text:style-name="Título_20_Ejercicio" text:outline-level="3"><text:bookmark-start text:name="__RefHeading__2039_935571122"/><text:span text:style-name="T23">Sucesión</text:span> de Fibonacci<text:bookmark-end text:name="__RefHeading__2039_935571122"/></text:h>
          </text:list-item>
        </text:list>
        <text:p text:style-name="Text_20_body">L<text:span text:style-name="T21">a sucesión de Fibonacci es una sucesión infinita donde cada elemento es la suma de lo</text:span>s dos anteriores. En la misma, los dos primeros <text:span text:style-name="T24">términos</text:span> son <text:span text:style-name="Example"><text:span text:style-name="T40">0</text:span></text:span><text:span text:style-name="T40"> y </text:span><text:span text:style-name="Example"><text:span text:style-name="T40">1</text:span></text:span><text:span text:style-name="T40">.</text:span></text:p>
        <text:p text:style-name="Text_20_body">Esc<text:span text:style-name="T21">ribir un programa que genere la serie de Fibonacci </text:span><text:span text:style-name="T22">hasta un término pedido al usuario</text:span><text:span text:style-name="T25"> </text:span>y la muestre en pantalla <text:span text:style-name="T26">de la siguiente manera</text:span>.</text:p>
        <text:p text:style-name="P40">Entrada</text:p>
        <text:p text:style-name="P24">6</text:p>
        <text:p text:style-name="P40">Salida</text:p>
        <text:p text:style-name="P26">termino 1: 0</text:p>
        <text:p text:style-name="P27"><text:span text:style-name="T40">termino 2: </text:span>1</text:p>
        <text:p text:style-name="P24">termino 3: 1</text:p>
        <text:p text:style-name="P24">termino 4: 2</text:p>
        <text:p text:style-name="P24">termino 5: 3</text:p>
        <text:p text:style-name="P24">termino 6: 5</text:p>
        <text:p text:style-name="P25">El menor término calculable es el tercero.</text:p>
        <text:list xml:id="list161321104240912" text:continue-numbering="true" text:style-name="Trabajo_20_Practico">
          <text:list-item>
            <text:h text:style-name="Título_20_Ejercicio" text:outline-level="3"><text:bookmark-start text:name="__RefHeading__2041_935571122"/>Números primos<text:bookmark-end text:name="__RefHeading__2041_935571122"/></text:h>
          </text:list-item>
        </text:list>
        <text:p text:style-name="Text_20_body">Escribir un programa que <text:span text:style-name="T27">indique si un número ingresado es </text:span>primos <text:s/><text:span text:style-name="T27">o no. </text:span><text:span text:style-name="T5">U</text:span><text:span text:style-name="T27">n número primo es un número </text:span><text:span text:style-name="T5">entero</text:span><text:span text:style-name="T27"> mayor que 1 que tiene únicamente dos divisores positivos distintos: él mismo y el 1. Por ejemplo; 7</text:span></text:p>
        <text:p text:style-name="P28">Entrada</text:p>
        <text:p text:style-name="P24">7</text:p>
        <text:p text:style-name="P28">Salida</text:p>
        <text:p text:style-name="P24">7 es primo</text:p>
        <text:list xml:id="list161322453800674" text:continue-numbering="true" text:style-name="Trabajo_20_Practico">
          <text:list-item>
            <text:h text:style-name="Título_20_Ejercicio" text:outline-level="3"><text:bookmark-start text:name="__RefHeading___Toc5417_2964218907"/><text:soft-page-break/>Restas sucesivas<text:bookmark-end text:name="__RefHeading___Toc5417_2964218907"/></text:h>
          </text:list-item>
        </text:list>
        <text:p text:style-name="Text_20_body">Escribir un programa que mediante restas sucesivas, obtenga el valor del cociente y resto de dos números enteros.</text:p>
        <text:p text:style-name="P28">Entrada</text:p>
        <text:p text:style-name="P24">6</text:p>
        <text:p text:style-name="P24">2</text:p>
        <text:p text:style-name="P28">Salida</text:p>
        <text:p text:style-name="P24">6</text:p>
        <text:p text:style-name="P24">-2</text:p>
        <text:p text:style-name="P24">-2</text:p>
        <text:p text:style-name="P24">-2</text:p>
        <text:p text:style-name="P24">cociente: 3</text:p>
        <text:p text:style-name="P24">resto: 0</text:p>
        <text:list xml:id="list161321472711510" text:continue-numbering="true" text:style-name="Trabajo_20_Practico">
          <text:list-item>
            <text:h text:style-name="Título_20_Ejercicio" text:outline-level="3">Un segundo después</text:h>
          </text:list-item>
        </text:list>
        <text:p text:style-name="Text_20_body">Escribir un programa que una vez leída una hora en formato, <text:span text:style-name="T28">horas, minutos </text:span><text:span text:style-name="T27">y</text:span><text:span text:style-name="T28"> segundos indique cuál será el tiempo dentro de un segundo.</text:span></text:p>
        <text:p text:style-name="P45">Entrada</text:p>
        <text:p text:style-name="P30">1</text:p>
        <text:p text:style-name="P30">59</text:p>
        <text:p text:style-name="P30">59</text:p>
        <text:p text:style-name="P45">Salida</text:p>
        <text:p text:style-name="P30">2 horas</text:p>
        <text:p text:style-name="P30">0 minutos</text:p>
        <text:p text:style-name="P30">0 segundos</text:p>
        <text:p text:style-name="P31">Extra: Que el usuario pueda ingresar la cantidad de segundos a sumar.</text:p>
        <text:list xml:id="list161321300515678" text:continue-numbering="true" text:style-name="Trabajo_20_Practico">
          <text:list-item>
            <text:h text:style-name="Título_20_Ejercicio" text:outline-level="3">Ordenar 3 valores</text:h>
          </text:list-item>
        </text:list>
        <text:p text:style-name="Text_20_body">Escribir un programa que pida el ingreso de 3 <text:span text:style-name="T33">números</text:span> y l<text:span text:style-name="T33">o</text:span>s imprima en pantalla ordenad<text:span text:style-name="T33">o</text:span> de menor a mayor.</text:p>
        <text:p text:style-name="P45">Entrada</text:p>
        <text:p text:style-name="Source_20_Code">4</text:p>
        <text:p text:style-name="P30">19</text:p>
        <text:p text:style-name="P30">2</text:p>
        <text:p text:style-name="P45">Salida</text:p>
        <text:p text:style-name="P30">2</text:p>
        <text:p text:style-name="P30">4</text:p>
        <text:p text:style-name="P30">19</text:p>
        <text:list xml:id="list161321602060313" text:continue-numbering="true" text:style-name="Trabajo_20_Practico">
          <text:list-item>
            <text:h text:style-name="Título_20_Ejercicio" text:outline-level="3">Números Perfectos</text:h>
          </text:list-item>
        </text:list>
        <text:p text:style-name="Text_20_body">“Un número enter<text:span text:style-name="T21">o es llamado perfecto cuando este número es igual a la suma de sus div</text:span>isores exactos <text:span text:style-name="T41">menos si mismo.</text:span>”</text:p>
        <text:p text:style-name="Text_20_body">Escribir un programa que busque e imprima por pantalla los primeros cuatro números perfectos comenzando desde e<text:span text:style-name="T29">l 1.</text:span></text:p>
        <text:p text:style-name="P46">Entrada</text:p>
        <text:p text:style-name="P32">6</text:p>
        <text:p text:style-name="P46">Salida</text:p>
        <text:p text:style-name="P32">6 es perfecto</text:p>
        <text:p text:style-name="P32">ya que</text:p>
        <text:p text:style-name="P32">3 es divisor</text:p>
        <text:p text:style-name="P32"><text:soft-page-break/>2 es divisor</text:p>
        <text:p text:style-name="P32">1 es divisor</text:p>
        <text:p text:style-name="P32">entonces</text:p>
        <text:p text:style-name="P32">1 + 2 + 3 = 6</text:p>
        <text:list xml:id="list161321353448742" text:continue-numbering="true" text:style-name="Trabajo_20_Practico">
          <text:list-item>
            <text:h text:style-name="P34" text:outline-level="3">Palindromo</text:h>
          </text:list-item>
        </text:list>
        <text:p text:style-name="P33">Implementar un programa que recorriendo una cadena ingresada por el usuario, indique si esta es un palindromo ignorando mayúsculas y minúsculas.</text:p>
        <text:p text:style-name="Source_20_Code_20_Header"><text:span text:style-name="T41">En</text:span>trada</text:p>
        <text:p text:style-name="P32">Neuquen</text:p>
        <text:p text:style-name="P46">Salida</text:p>
        <text:p text:style-name="P32">Neuquen es palindromo</text:p>
      </text:section>
      <text:list xml:id="list161321851405465" text:continue-numbering="true" text:style-name="Trabajo_20_Practico">
        <text:list-item>
          <text:h text:style-name="P61" text:outline-level="3">Wordle</text:h>
        </text:list-item>
      </text:list>
      <text:p text:style-name="P47"><text:a xlink:type="simple" xlink:href="https://wordle.danielfrg.com/" text:style-name="Internet_20_link" text:visited-style-name="Visited_20_Internet_20_Link">Wordle</text:a> es un juego de palabras de navegador desarrollado por Josh Wardle.</text:p>
      <text:p text:style-name="P47"><text:span text:style-name="T42">Podemos implementar una versión más simple del juego, un jugador </text:span>elige una palabra de cinco letras <text:span text:style-name="T43">que será almacenada en una variable para</text:span> que <text:span text:style-name="T42">el otro </text:span>jugador <text:span text:style-name="T43">intente</text:span><text:span text:style-name="T42"> </text:span>adivinar <text:span text:style-name="T42">en</text:span> de seis intentos.</text:p>
      <text:p text:style-name="P47">Después de que el jugador introduce la palabra que supone que es, cada letra se marca en <text:span text:style-name="T42">2</text:span>, <text:span text:style-name="T42">1</text:span> o <text:span text:style-name="T42">0</text:span>: el <text:span text:style-name="T42">2</text:span> indica que la letra es correcta y que está en la posición correcta, el <text:span text:style-name="T42">1</text:span> significa que la letra está en la palabra incógnita, pero no en la posición correcta, mientras que el <text:span text:style-name="T42">0</text:span> indica que la letra no está en la palabra incógnita.</text:p>
      <text:p text:style-name="P35"><text:span text:style-name="T43">i</text:span>ndia <text:span text:style-name="T43"># es la palabra</text:span></text:p>
      <text:p text:style-name="P36"/>
      <text:p text:style-name="P36">ocaso</text:p>
      <text:p text:style-name="P36">00100</text:p>
      <text:p text:style-name="P36">intra</text:p>
      <text:p text:style-name="P36">22002</text:p>
      <text:p text:style-name="P38">india</text:p>
      <text:p text:style-name="P38">22222</text:p>
      <text:p text:style-name="P38">Ganaste!</text:p>
      <text:p text:style-name="P37">No tenemos disponible un diccionario para consultar si las palabras ingresadas son realmente palabras, por lo que el juego es más simple que su versión original</text:p>
      <text:p text:style-name="Text_20_body">Usen todo<text:span text:style-name="T43">s las cadenas </text:span>en minúscul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Trabajo_20_Practico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0"><draw:image xlink:href="Pictures/1000000100000500000000C83219F6C7E893AB6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2-15T16:13:20.465999753">2023</text:date></text:span></text:p>
      </style:header>
      <style:footer>
        <text:p text:style-name="MP3"><text:span text:style-name="MT5">r</text:span><text:editing-cycles>36</text:editing-cycles>/<text:span text:style-name="MT6"><text:date style:data-style-name="N10114" text:date-value="2023-02-15T16:13:20.465999753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8" style:data-style-name="N0">8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2-15T16:13:20.465999753">2023</text:date></text:span></text:p>
      </style:header>
      <style:footer>
        <text:p text:style-name="MP5"><text:span text:style-name="MT5">r</text:span><text:editing-cycles>36</text:editing-cycles>/<text:span text:style-name="MT6"><text:date style:data-style-name="N10114" text:date-value="2023-02-15T16:13:20.465999753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18-10-16T17:36:25.520000000</meta:creation-date>
    <dc:date>2023-02-15T16:13:20.367000000</dc:date>
    <dc:creator>Martín René Vilugron</dc:creator>
    <meta:editing-duration>P4DT8H39M39S</meta:editing-duration>
    <meta:editing-cycles>36</meta:editing-cycles>
    <meta:generator>LibreOffice/7.5.0.3$Windows_X86_64 LibreOffice_project/c21113d003cd3efa8c53188764377a8272d9d6de</meta:generator>
    <meta:document-statistic meta:table-count="1" meta:image-count="2" meta:object-count="4" meta:page-count="8" meta:paragraph-count="288" meta:word-count="1593" meta:character-count="8696" meta:non-whitespace-character-count="7364"/>
  </office:meta>
</office:document-meta>
</file>

<file path=Object 1/content.xml><?xml version="1.0" encoding="utf-8"?>
<math xmlns="http://www.w3.org/1998/Math/MathML">
  <semantics>
    <mrow>
      <mn>0</mn>
      <mrow>
        <mi>!</mi>
        <mo stretchy="false">=</mo>
        <mn>1</mn>
      </mrow>
    </mrow>
    <annotation encoding="StarMath 5.0">0! = 1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o stretchy="false">⇒</mo>
      <mrow>
        <mrow>
          <mn>4</mn>
          <mo stretchy="false">+</mo>
          <mn>1</mn>
          <mo stretchy="false">+</mo>
          <mn>1</mn>
          <mo stretchy="false">+</mo>
          <mn>1</mn>
          <mo stretchy="false">+</mo>
          <mn>1</mn>
        </mrow>
        <mo stretchy="false">=</mo>
        <mn>8</mn>
      </mrow>
    </mrow>
    <annotation encoding="StarMath 5.0">4+4 drarrow 4+1+1+1+1=8</annotation>
  </semantics>
</math>
</file>

<file path=Object 3/content.xml><?xml version="1.0" encoding="utf-8"?>
<math xmlns="http://www.w3.org/1998/Math/MathML" display="block">
  <semantics>
    <mrow>
      <mi mathvariant="italic">Area</mi>
      <mo stretchy="false">=</mo>
      <mfrac>
        <mrow>
          <mi>b</mi>
          <mo stretchy="false">×</mo>
          <mi>h</mi>
        </mrow>
        <mn>2</mn>
      </mfrac>
    </mrow>
    <annotation encoding="StarMath 5.0">Area = frac {b  times  h} {2} </annotation>
  </semantics>
</math>
</file>

<file path=Object 4/content.xml><?xml version="1.0" encoding="utf-8"?>
<math xmlns="http://www.w3.org/1998/Math/MathML" display="block">
  <semantics>
    <mrow>
      <mn>5</mn>
      <mo stretchy="false">⇒</mo>
      <mrow>
        <mrow>
          <mn>2</mn>
          <mo stretchy="false">+</mo>
          <mn>22</mn>
          <mo stretchy="false">+</mo>
          <mn>222</mn>
          <mo stretchy="false">+</mo>
          <mn>2222</mn>
          <mo stretchy="false">+</mo>
          <mn>22222</mn>
        </mrow>
        <mo stretchy="false">=</mo>
        <mn>24690</mn>
      </mrow>
    </mrow>
    <annotation encoding="StarMath 5.0">5 drarrow 2 + 22 + 222 + 2222 + 22222 = 24690</annotation>
  </semantics>
</math>
</file>